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8000001E676E358E8.png" manifest:media-type="image/png"/>
  <manifest:file-entry manifest:full-path="Pictures/1000000100000476000002516757F9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1f7" officeooo:paragraph-rsid="001601f7"/>
    </style:style>
    <style:style style:name="T1" style:family="text">
      <style:text-properties officeooo:rsid="001601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103251</text:p>
      <text:p text:style-name="P1">Yash Singhal</text:p>
      <text:p text:style-name="P1">B9 batch</text:p>
      <text:p text:style-name="P1"/>
      <text:p text:style-name="P1">Lab Test-1</text:p>
      <text:p text:style-name="P1"/>
      <text:p text:style-name="P1"><draw:frame draw:style-name="fr2" draw:name="Image2" text:anchor-type="char" svg:x="0.423cm" svg:y="9.102cm" svg:width="17cm" svg:height="7.026cm" draw:z-index="0"><draw:image xlink:href="Pictures/1000000100000498000001E676E358E8.png" xlink:type="simple" xlink:show="embed" xlink:actuate="onLoad" draw:mime-type="image/png"/></draw:frame><draw:frame draw:style-name="fr1" draw:name="Image1" text:anchor-type="char" svg:width="17cm" svg:height="8.827cm" draw:z-index="1"><draw:image xlink:href="Pictures/1000000100000476000002516757F9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0:28:59.518000000</meta:creation-date>
    <dc:date>2024-09-21T10:35:10.162000000</dc:date>
    <meta:editing-duration>PT6M10S</meta:editing-duration>
    <meta:editing-cycles>1</meta:editing-cycles>
    <meta:document-statistic meta:table-count="0" meta:image-count="2" meta:object-count="0" meta:page-count="1" meta:paragraph-count="4" meta:word-count="7" meta:character-count="38" meta:non-whitespace-character-count="35"/>
    <meta:generator>LibreOffice/24.2.5.2$Windows_X86_64 LibreOffice_project/bffef4ea93e59bebbeaf7f431bb02b1a39ee8a59</meta:generator>
  </office:meta>
</office:document-meta>
</file>